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a830"/>
    </style:style>
    <style:style style:name="P2" style:family="paragraph" style:parent-style-name="Text_20_body">
      <style:text-properties officeooo:rsid="0013a830" officeooo:paragraph-rsid="0013a830"/>
    </style:style>
    <style:style style:name="P3" style:family="paragraph" style:parent-style-name="Text_20_body">
      <style:text-properties officeooo:rsid="00144bf3" officeooo:paragraph-rsid="00144bf3"/>
    </style:style>
    <style:style style:name="P4" style:family="paragraph" style:parent-style-name="Text_20_body">
      <style:text-properties officeooo:rsid="0018c62b" officeooo:paragraph-rsid="0018c62b"/>
    </style:style>
    <style:style style:name="P5" style:family="paragraph" style:parent-style-name="Text_20_body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6" style:family="paragraph" style:parent-style-name="Text_20_body">
      <style:text-properties officeooo:paragraph-rsid="0018c62b"/>
    </style:style>
    <style:style style:name="P7" style:family="paragraph" style:parent-style-name="Text_20_body">
      <style:paragraph-properties style:line-height-at-least="0.529cm" fo:text-align="justify" style:justify-single-word="false" fo:widows="1"/>
    </style:style>
    <style:style style:name="P8" style:family="paragraph" style:parent-style-name="Text_20_body">
      <style:text-properties officeooo:rsid="001cc1ea" officeooo:paragraph-rsid="001cc1ea"/>
    </style:style>
    <style:style style:name="P9" style:family="paragraph" style:parent-style-name="Title">
      <style:text-properties officeooo:paragraph-rsid="0013a830"/>
    </style:style>
    <style:style style:name="P10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</style:style>
    <style:style style:name="P11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  <style:text-properties officeooo:paragraph-rsid="001b0655"/>
    </style:style>
    <style:style style:name="P12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1b8be0"/>
    </style:style>
    <style:style style:name="P14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1b0655" officeooo:paragraph-rsid="001b0655"/>
    </style:style>
    <style:style style:name="P15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16" style:family="paragraph" style:parent-style-name="Text_20_body">
      <style:paragraph-properties fo:margin-left="0cm" fo:margin-right="0.265cm" fo:margin-top="0cm" fo:margin-bottom="0.132cm" style:contextual-spacing="false" style:line-height-at-least="0.529cm" fo:text-align="justify" style:justify-single-word="false" fo:widows="1" fo:text-indent="0cm" style:auto-text-indent="false"/>
      <style:text-properties fo:font-variant="normal" fo:text-transform="none" fo:color="#000000" fo:letter-spacing="normal" fo:background-color="#ffe4e4" fo:padding="0.185cm" fo:border="0.06pt solid #ff6666"/>
    </style:style>
    <style:style style:name="P17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18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officeooo:paragraph-rsid="001b8be0"/>
    </style:style>
    <style:style style:name="P19" style:family="paragraph" style:parent-style-name="Preformatted_20_Text">
      <style:paragraph-properties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20" style:family="paragraph" style:parent-style-name="Text_20_body" style:list-style-name="L1">
      <style:text-properties officeooo:rsid="0013a830" officeooo:paragraph-rsid="0013a830"/>
    </style:style>
    <style:style style:name="P21" style:family="paragraph" style:parent-style-name="Text_20_body" style:list-style-name="L2">
      <style:text-properties officeooo:rsid="0013a830" officeooo:paragraph-rsid="0018761a"/>
    </style:style>
    <style:style style:name="P22" style:family="paragraph" style:parent-style-name="Text_20_body" style:list-style-name="L3">
      <style:text-properties officeooo:rsid="0018c62b" officeooo:paragraph-rsid="0018c62b"/>
    </style:style>
    <style:style style:name="P23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18c62b" officeooo:paragraph-rsid="0018c62b"/>
    </style:style>
    <style:style style:name="P24" style:family="paragraph" style:parent-style-name="Text_20_body" style:list-style-name="L4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5" style:family="paragraph" style:parent-style-name="Text_20_body" style:list-style-name="L5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6" style:family="paragraph" style:parent-style-name="Text_20_body" style:list-style-name="L6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7" style:family="paragraph" style:parent-style-name="Text_20_body" style:list-style-name="L7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8" style:family="paragraph" style:parent-style-name="Text_20_body" style:list-style-name="L9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9" style:family="paragraph" style:parent-style-name="Text_20_body" style:list-style-name="L10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0" style:family="paragraph" style:parent-style-name="Text_20_body" style:list-style-name="L3">
      <style:text-properties officeooo:rsid="0013ce82" officeooo:paragraph-rsid="0013ce82"/>
    </style:style>
    <style:style style:name="P31" style:family="paragraph" style:parent-style-name="Text_20_body" style:list-style-name="L8">
      <style:paragraph-properties style:line-height-at-least="0.529cm" fo:text-align="justify" style:justify-single-word="false" fo:widows="1"/>
    </style:style>
    <style:style style:name="P32" style:family="paragraph" style:parent-style-name="Text_20_body" style:list-style-name="L11">
      <style:paragraph-properties style:line-height-at-least="0.529cm" fo:text-align="justify" style:justify-single-word="false" fo:widows="1"/>
    </style:style>
    <style:style style:name="P33" style:family="paragraph" style:parent-style-name="Text_20_body" style:list-style-name="L12">
      <style:paragraph-properties style:line-height-at-least="0.529cm" fo:text-align="justify" style:justify-single-word="false" fo:widows="1"/>
    </style:style>
    <style:style style:name="P34" style:family="paragraph" style:parent-style-name="Text_20_body" style:list-style-name="L13">
      <style:paragraph-properties style:line-height-at-least="0.529cm" fo:text-align="justify" style:justify-single-word="false" fo:widows="1"/>
    </style:style>
    <style:style style:name="P35" style:family="paragraph" style:parent-style-name="Text_20_body" style:list-style-name="L14">
      <style:paragraph-properties style:line-height-at-least="0.529cm" fo:text-align="justify" style:justify-single-word="false" fo:widows="1"/>
    </style:style>
    <style:style style:name="P36" style:family="paragraph" style:parent-style-name="Text_20_body" style:list-style-name="L15">
      <style:paragraph-properties style:line-height-at-least="0.529cm" fo:text-align="justify" style:justify-single-word="false" fo:widows="1"/>
    </style:style>
    <style:style style:name="P37" style:family="paragraph" style:parent-style-name="Text_20_body" style:list-style-name="L16">
      <style:paragraph-properties style:line-height-at-least="0.529cm" fo:text-align="justify" style:justify-single-word="false" fo:widows="1"/>
    </style:style>
    <style:style style:name="P38" style:family="paragraph" style:parent-style-name="Text_20_body" style:list-style-name="L4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9" style:family="paragraph" style:parent-style-name="Text_20_body" style:list-style-name="L5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0" style:family="paragraph" style:parent-style-name="Text_20_body" style:list-style-name="L6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1" style:family="paragraph" style:parent-style-name="Text_20_body" style:list-style-name="L7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2" style:family="paragraph" style:parent-style-name="Text_20_body" style:list-style-name="L9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3" style:family="paragraph" style:parent-style-name="Text_20_body" style:list-style-name="L15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4" style:family="paragraph" style:parent-style-name="Text_20_body" style:list-style-name="L4">
      <style:paragraph-properties fo:margin-top="0cm" fo:margin-bottom="0cm" style:contextual-spacing="false" style:line-height-at-least="0.529cm" fo:text-align="justify" style:justify-single-word="false" fo:widows="1"/>
    </style:style>
    <style:style style:name="P45" style:family="paragraph" style:parent-style-name="Text_20_body" style:list-style-name="L8">
      <style:paragraph-properties fo:margin-top="0cm" fo:margin-bottom="0cm" style:contextual-spacing="false" style:line-height-at-least="0.529cm" fo:text-align="justify" style:justify-single-word="false" fo:widows="1"/>
    </style:style>
    <style:style style:name="P46" style:family="paragraph" style:parent-style-name="Text_20_body" style:list-style-name="L11">
      <style:paragraph-properties fo:margin-top="0cm" fo:margin-bottom="0cm" style:contextual-spacing="false" style:line-height-at-least="0.529cm" fo:text-align="justify" style:justify-single-word="false" fo:widows="1"/>
    </style:style>
    <style:style style:name="P47" style:family="paragraph" style:parent-style-name="Text_20_body" style:list-style-name="L15">
      <style:paragraph-properties fo:margin-top="0cm" fo:margin-bottom="0cm" style:contextual-spacing="false" style:line-height-at-least="0.529cm" fo:text-align="justify" style:justify-single-word="false" fo:widows="1"/>
    </style:style>
    <style:style style:name="P48" style:family="paragraph" style:parent-style-name="Text_20_body" style:list-style-name="L16">
      <style:paragraph-properties fo:margin-top="0cm" fo:margin-bottom="0cm" style:contextual-spacing="false" style:line-height-at-least="0.529cm" fo:text-align="justify" style:justify-single-word="false" fo:widows="1"/>
    </style:style>
    <style:style style:name="P49" style:family="paragraph" style:parent-style-name="Heading_20_1">
      <style:text-properties officeooo:rsid="0013ce82" officeooo:paragraph-rsid="0013ce82"/>
    </style:style>
    <style:style style:name="P50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paragraph-rsid="0018c62b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13ce82" officeooo:paragraph-rsid="0013ce82"/>
    </style:style>
    <style:style style:name="P53" style:family="paragraph" style:parent-style-name="Heading_20_1">
      <style:paragraph-properties fo:margin-left="0cm" fo:margin-right="0cm" fo:margin-top="0cm" fo:margin-bottom="0.423cm" style:contextual-spacing="false" fo:line-height="119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54" style:family="paragraph" style:parent-style-name="Heading_20_1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20435c" style:text-line-through-style="none" style:text-line-through-type="none" style:font-name="Trebuchet MS" fo:font-size="24pt" fo:letter-spacing="normal" fo:font-style="normal" style:text-underline-style="none" fo:font-weight="normal" officeooo:paragraph-rsid="001b8be0" style:text-blinking="false"/>
    </style:style>
    <style:style style:name="P55" style:family="paragraph" style:parent-style-name="Heading_20_2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/>
    </style:style>
    <style:style style:name="P56" style:family="paragraph" style:parent-style-name="Heading_20_2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 officeooo:paragraph-rsid="001b8be0"/>
    </style:style>
    <style:style style:name="P57" style:family="paragraph" style:parent-style-name="Heading_20_2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333333" style:font-name="Helvetica Neue" fo:font-size="18.2000007629395pt" fo:letter-spacing="normal" fo:font-style="normal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58" style:family="paragraph" style:parent-style-name="Heading_20_2">
      <style:paragraph-properties fo:margin-top="0cm" fo:margin-bottom="0.21cm" style:contextual-spacing="false" style:line-height-at-least="0.529cm" fo:text-align="justify" style:justify-single-word="false" fo:widows="1"/>
      <style:text-properties fo:font-variant="normal" fo:text-transform="none" fo:color="#20435c" style:font-name="Trebuchet MS" fo:font-size="18.75pt" fo:letter-spacing="normal" fo:font-style="normal" fo:font-weight="normal" officeooo:paragraph-rsid="001b8be0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59" style:family="paragraph" style:parent-style-name="Heading_20_3">
      <style:text-properties fo:font-variant="normal" fo:text-transform="none" fo:color="#333333" style:font-name="Helvetica Neue" fo:font-size="18.2000007629395pt" fo:letter-spacing="normal" fo:font-style="normal" fo:font-weight="bold" officeooo:paragraph-rsid="0018c62b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0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P61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6.5pt" fo:letter-spacing="normal" fo:font-style="normal" fo:font-weight="normal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62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reak-before="pag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P63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000000" style:font-name="sans-serif" fo:font-size="12pt" fo:letter-spacing="normal" fo:font-style="normal" fo:font-weight="normal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64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65" style:family="paragraph" style:parent-style-name="Footer">
      <style:paragraph-properties fo:padding="0cm" fo:border="none" style:shadow="none"/>
      <style:text-properties officeooo:rsid="0013ce82" officeooo:paragraph-rsid="0013ce82"/>
    </style:style>
    <style:style style:name="T1" style:family="text">
      <style:text-properties officeooo:rsid="0013a830"/>
    </style:style>
    <style:style style:name="T2" style:family="text">
      <style:text-properties officeooo:rsid="0018c62b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normal" officeooo:rsid="001b0655"/>
    </style:style>
    <style:style style:name="T5" style:family="text">
      <style:text-properties fo:font-variant="normal" fo:text-transform="none" fo:color="#355f7c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 officeooo:rsid="0018dd7f"/>
    </style:style>
    <style:style style:name="T8" style:family="text">
      <style:text-properties style:font-name="sans-serif" fo:font-size="12pt" fo:font-style="normal" fo:font-weight="normal"/>
    </style:style>
    <style:style style:name="T9" style:family="text">
      <style:text-properties style:font-name="sans-serif" fo:font-size="12pt" fo:font-style="normal" fo:font-weight="bold"/>
    </style:style>
    <style:style style:name="T10" style:family="text">
      <style:text-properties fo:color="#bb60d5"/>
    </style:style>
    <style:style style:name="T11" style:family="text">
      <style:text-properties fo:color="#bb60d5" fo:background-color="#eeffcc" loext:char-shading-value="0"/>
    </style:style>
    <style:style style:name="T12" style:family="text">
      <style:text-properties fo:color="#666666"/>
    </style:style>
    <style:style style:name="T13" style:family="text">
      <style:text-properties fo:color="#208050"/>
    </style:style>
    <style:style style:name="T14" style:family="text">
      <style:text-properties fo:color="#007020"/>
    </style:style>
    <style:style style:name="T15" style:family="text">
      <style:text-properties fo:background-color="#eeffcc" loext:char-shading-value="0"/>
    </style:style>
    <style:style style:name="T16" style:family="text">
      <style:text-properties officeooo:rsid="001cc1e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9">Grupo 7</text:p>
      <text:p text:style-name="P1"/>
      <text:h text:style-name="Heading_20_1" text:outline-level="1">Integrantes:</text:h>
      <text:list xml:id="list8043385641205789157" text:style-name="L1">
        <text:list-item>
          <text:p text:style-name="P20">Meller, Diego</text:p>
        </text:list-item>
        <text:list-item>
          <text:p text:style-name="P20">Franco, Tomas</text:p>
        </text:list-item>
        <text:list-item>
          <text:p text:style-name="P20">Leguizamon, Cesar</text:p>
        </text:list-item>
      </text:list>
      <text:p text:style-name="P2"/>
      <text:h text:style-name="Heading_20_1" text:outline-level="1">Ayudante:</text:h>
      <text:list xml:id="list5866333674389826174" text:style-name="L2">
        <text:list-item>
          <text:p text:style-name="P21">Fusca, Gabriel</text:p>
        </text:list-item>
      </text:list>
      <text:h text:style-name="Heading_20_1" text:outline-level="1">Repositorio:</text:h>
      <text:p text:style-name="P3">https://github.com/mellerster/7552Grupo7</text:p>
      <text:h text:style-name="P51" text:outline-level="1">Changelo<text:span text:style-name="T1">g</text:span></text:h>
      <text:list xml:id="list5943228267946332423" text:style-name="L3">
        <text:list-item>
          <text:p text:style-name="P22">Servidor</text:p>
          <text:list>
            <text:list-item>
              <text:p text:style-name="P22">Servicio de Autentificación (#20)</text:p>
            </text:list-item>
            <text:list-item>
              <text:p text:style-name="P23">Servicio de registración de usuarios (#37)</text:p>
            </text:list-item>
            <text:list-item>
              <text:p text:style-name="P23">Servicio para delivery de conversaciones (#66)</text:p>
            </text:list-item>
            <text:list-item>
              <text:p text:style-name="P23">Servicio para delivery de difusión (#64)</text:p>
            </text:list-item>
            <text:list-item>
              <text:p text:style-name="P23">Almacenamiento de conversaciones (#65)</text:p>
            </text:list-item>
            <text:list-item>
              <text:p text:style-name="P23">Servicio de consulta de usuarios disponibles </text:p>
            </text:list-item>
            <text:list-item>
              <text:p text:style-name="P23">Checkin de usuarios (#67)</text:p>
            </text:list-item>
            <text:list-item>
              <text:p text:style-name="P23">Servicio de administración de perfíl de usuario. (#41)</text:p>
            </text:list-item>
          </text:list>
        </text:list-item>
        <text:list-item>
          <text:p text:style-name="P22">Cliente</text:p>
          <text:list>
            <text:list-item>
              <text:p text:style-name="P23">Registrar un nuevo usuario (#3)</text:p>
            </text:list-item>
            <text:list-item>
              <text:p text:style-name="P23">Acceder con un usuario ya creado (#2)</text:p>
            </text:list-item>
            <text:list-item>
              <text:p text:style-name="P23">Ver el listado de usuarios conectados (#4)</text:p>
            </text:list-item>
            <text:list-item>
              <text:p text:style-name="P23">Configurar Mi Perfil (#7)</text:p>
            </text:list-item>
            <text:list-item>
              <text:p text:style-name="P23">Ver el perfil de otro usuario (#9)</text:p>
            </text:list-item>
            <text:list-item>
              <text:p text:style-name="P23">Realizar Checkin para que todos sepan mi ubicación (#54)</text:p>
            </text:list-item>
            <text:list-item>
              <text:p text:style-name="P23">Ver el listado de conversaciones (#53)</text:p>
            </text:list-item>
            <text:list-item>
              <text:p text:style-name="P23">Enviar Mensajes con otros usuarios (#55)</text:p>
            </text:list-item>
            <text:list-item>
              <text:p text:style-name="P23">Enviar un mensaje a todos los usuarios conectados (Broadcast) (#57)</text:p>
              <text:p text:style-name="P22"/>
            </text:list-item>
          </text:list>
          <text:p text:style-name="P30"/>
        </text:list-item>
      </text:list>
      <text:p text:style-name="P2"/>
      <text:h text:style-name="P52" text:outline-level="1">División de Tareas:</text:h>
      <text:section text:style-name="Sect1" text:name="cesar-leguizamon">
        <text:h text:style-name="P55" text:outline-level="2">Cesar Leguizamon</text:h>
        <text:p text:style-name="P5">Encargado de la aplicación Servidor, esto implica:</text:p>
        <text:list xml:id="list6119649816917751713" text:style-name="L4">
          <text:list-item>
            <text:p text:style-name="P38">Diseño general del servidor.</text:p>
          </text:list-item>
          <text:list-item>
            <text:p text:style-name="P38">Diseño de la base de datos.</text:p>
          </text:list-item>
          <text:list-item>
            <text:p text:style-name="P38">Seteo del sistema de compilación.</text:p>
          </text:list-item>
          <text:list-item>
            <text:p text:style-name="P38">Seteo del sistema de testeo.</text:p>
          </text:list-item>
          <text:list-item>
            <text:p text:style-name="P38">Configuración de la documentación del servidor (Doxygen).</text:p>
          </text:list-item>
          <text:list-item>
            <text:p text:style-name="P44"><text:span text:style-name="T3">Configuración de la generación de </text:span><text:span text:style-name="Emphasis"><text:span text:style-name="T3">code coverage</text:span></text:span><text:span text:style-name="T3">.</text:span></text:p>
          </text:list-item>
          <text:list-item>
            <text:p text:style-name="P38">Configuración de la librerias utilizadas.</text:p>
          </text:list-item>
          <text:list-item>
            <text:p text:style-name="P38">Implemetación del servidor.</text:p>
          </text:list-item>
          <text:list-item>
            <text:p text:style-name="P38">Implemetación de la base de datos.</text:p>
          </text:list-item>
          <text:list-item>
            <text:p text:style-name="P38">Implemetación de los unit tests.</text:p>
          </text:list-item>
          <text:list-item>
            <text:p text:style-name="P24">Documentación del servidor.</text:p>
          </text:list-item>
        </text:list>
      </text:section>
      <text:section text:style-name="Sect1" text:name="diego-meller">
        <text:h text:style-name="P55" text:outline-level="2">Diego Meller</text:h>
        <text:p text:style-name="P5">Aplicación Cliente, se detalla a continuación</text:p>
        <text:list xml:id="list2727976647627974342" text:style-name="L5">
          <text:list-item>
            <text:p text:style-name="P39">Registrar Usuario.</text:p>
          </text:list-item>
          <text:list-item>
            <text:p text:style-name="P39">Ver estado de usuario.</text:p>
          </text:list-item>
          <text:list-item>
            <text:p text:style-name="P39">Configurar Perfil.</text:p>
          </text:list-item>
          <text:list-item>
            <text:p text:style-name="P39">Ver listado de usuarios conectados.</text:p>
          </text:list-item>
          <text:list-item>
            <text:p text:style-name="P39">Enviar mensaje de broadcast.</text:p>
          </text:list-item>
          <text:list-item>
            <text:p text:style-name="P39">Configurar Ajustes de la aplicación.</text:p>
          </text:list-item>
          <text:list-item>
            <text:p text:style-name="P39">Conexión de la aplicación cliente con la RestAPI (todas las funcionalidades entregadas).</text:p>
          </text:list-item>
          <text:list-item>
            <text:p text:style-name="P25">Documentación</text:p>
          </text:list-item>
        </text:list>
        <text:p text:style-name="P5">Aplicación Servidor:</text:p>
        <text:list xml:id="list3481258725102289217" text:style-name="L6">
          <text:list-item>
            <text:p text:style-name="P40">Diseño inicial de la base de datos.</text:p>
          </text:list-item>
          <text:list-item>
            <text:p text:style-name="P40">Request y Handlers de Conversacion y Mensaje.</text:p>
          </text:list-item>
          <text:list-item>
            <text:p text:style-name="P26">Documentación de RestAPI.</text:p>
          </text:list-item>
        </text:list>
      </text:section>
      <text:section text:style-name="Sect1" text:name="tomas-franco">
        <text:h text:style-name="P55" text:outline-level="2">Tomas Franco</text:h>
        <text:p text:style-name="P5">Aplicación Cliente, se detalla a continuación</text:p>
        <text:list xml:id="list6163066223336223390" text:style-name="L7">
          <text:list-item>
            <text:p text:style-name="P41">Pantalla de Autentificación de Usuario</text:p>
          </text:list-item>
          <text:list-item>
            <text:p text:style-name="P41">Pantalla de Realizar Checkin</text:p>
          </text:list-item>
          <text:list-item>
            <text:p text:style-name="P41">Pantalla de Listado de Conversaciones</text:p>
          </text:list-item>
          <text:list-item>
            <text:p text:style-name="P27">Pantalla de Conversación</text:p>
          </text:list-item>
        </text:list>
      </text:section>
      <text:h text:style-name="P49" text:outline-level="1">Gestión de Tareas:</text:h>
      <text:p text:style-name="P4">Todas las tareas que aparecen como Closed en el sistema de ticketing estan implentadas y en funcionamiento.</text:p>
      <text:p text:style-name="P6"><text:span text:style-name="T2">Sistema de ticketing: </text:span><text:a xlink:type="simple" xlink:href="https://github.com/mellerster/7552Grupo7/issues"><text:span text:style-name="T5">https://github.com/mellerster/7552Grupo7/issues</text:span></text:a></text:p>
      <text:h text:style-name="P50" text:outline-level="1"><text:soft-page-break/>Aplicación Cliente del Mensajero</text:h>
      <text:p text:style-name="P13">El cliente es una aplicación nativa Android, la misma va a estar generada en un archivo apk.</text:p>
      <text:h text:style-name="P53" text:outline-level="1"><text:bookmark text:name="user-content-versión-minima-del-sistema-operativo"/>Versión minima del sistema operativo</text:h>
      <text:p text:style-name="P15"><text:span text:style-name="T6">La aplicación esta compilada para correr en </text:span><text:span text:style-name="T7">Android a partir de la versión</text:span><text:span text:style-name="T6"> </text:span><text:a xlink:type="simple" xlink:href="http://www.android.com/versions/lollipop-5-0/"><text:span text:style-name="T5">Lollipop 5.0 (API 21)</text:span></text:a></text:p>
      <text:h text:style-name="P53" text:outline-level="1"><text:bookmark text:name="user-content-instalación"/>Instalación</text:h>
      <text:p text:style-name="P12">Copiar el archivo apk al dispositivo movil y abrirlo, al hacerlo se instalara la aplicación.</text:p>
      <text:p text:style-name="P14">El instalador esta aquí: https://github.com/mellerster/7552Grupo7/blob/Entrega_Final/documentacion/DocumentacionGenerada/MensajerO.apk</text:p>
      <text:h text:style-name="P59" text:outline-level="3">Configuración</text:h>
      <text:p text:style-name="P10"><text:span text:style-name="T3">En la pantalla inicial, se puede presionar el boton de AJUSTES, desde allí se podra cambiar la IP del servidor, el Puerto de conexión y las demoras, por defecto si no se configura ninguno es la ip </text:span><text:a xlink:type="simple" xlink:href="http://10.0.2.2/">http://10.0.2.2</text:a><text:span text:style-name="T5"> </text:span><text:span text:style-name="T3">y el puerto 8080, dado que la ip es la de la maquina que aloja el emulador del android. Las demoras son en milisegundos.</text:span></text:p>
      <text:h text:style-name="P57" text:outline-level="2">Código Fuente</text:h>
      <text:p text:style-name="P11"><text:span text:style-name="T3">El código fuente se encuentra documentado con doxygen </text:span><text:span text:style-name="T4">aquí: https://github.com/mellerster/7552Grupo7/tree/Entrega_Final/documentacion/DocumentacionGenerada/Documentacion_Codigo_Cliente</text:span></text:p>
      <text:h text:style-name="P54" text:outline-level="1">Administrador del Servidor</text:h>
      <text:section text:style-name="Sect1" text:name="get-started">
        <text:h text:style-name="P55" text:outline-level="2">Get Started</text:h>
        <text:p text:style-name="P5">Para poder compilar y/o correr la aplicación servidor necesitarán:</text:p>
        <text:list xml:id="list7860862400751585257" text:style-name="L8">
          <text:list-item>
            <text:p text:style-name="P45"><text:a xlink:type="simple" xlink:href="https://github.com/facebook/rocksdb"><text:span text:style-name="T5">RocksDB</text:span></text:a><text:span text:style-name="T3">: Repositorio github de rocksDB</text:span></text:p>
          </text:list-item>
          <text:list-item>
            <text:p text:style-name="P45"><text:a xlink:type="simple" xlink:href="http://www.cmake.org/"><text:span text:style-name="T5">CMake</text:span></text:a><text:span text:style-name="T3">: Sitio oficial de CMake</text:span></text:p>
          </text:list-item>
          <text:list-item>
            <text:p text:style-name="P31"><text:a xlink:type="simple" xlink:href="http://www.stack.nl/~dimitri/doxygen/index.html"><text:span text:style-name="T5">Doxygen</text:span></text:a><text:span text:style-name="T3">: Sitio oficial de Doxygen - </text:span><text:span text:style-name="Strong_20_Emphasis"><text:span text:style-name="T3">Opcional</text:span></text:span></text:p>
          </text:list-item>
        </text:list>
        <text:section text:style-name="Sect1" text:name="id1">
          <text:h text:style-name="P60" text:outline-level="3" text:is-list-header="true"/>
          <text:h text:style-name="P62" text:outline-level="3">RocksDB</text:h>
          <text:p text:style-name="P5">Es necesario compilar e instalar esta libreria, para esto hay que:</text:p>
          <text:list xml:id="list963240299802344281" text:style-name="L9">
            <text:list-item>
              <text:p text:style-name="P42">Bajarse el codigo fuente de su repositorio</text:p>
            </text:list-item>
            <text:list-item>
              <text:p text:style-name="P28">Compilar mediante los comandos:</text:p>
            </text:list-item>
          </text:list>
          <text:p text:style-name="P19"><text:span text:style-name="T10">$ PORTABLE</text:span><text:span text:style-name="T12">=</text:span><text:span text:style-name="T13">1</text:span> make static_lib</text:p>
          <text:p text:style-name="P17"><text:span text:style-name="T10">$ PORTABLE</text:span><text:span text:style-name="T12">=</text:span><text:span text:style-name="T13">1</text:span> make shared_lib</text:p>
          <text:list xml:id="list499255426707496224" text:style-name="L10">
            <text:list-item>
              <text:p text:style-name="P29">Instalar la librerias en el sistema ejecutando:</text:p>
            </text:list-item>
          </text:list>
          <text:p text:style-name="P17"><text:span text:style-name="T10">$ </text:span>make install</text:p>
        </text:section>
        <text:section text:style-name="Sect1" text:name="id2">
          <text:h text:style-name="P61" text:outline-level="3" text:is-list-header="true">CMake</text:h>
          <text:p text:style-name="P5">Es necesario para compilar la aplicación, se puede instalar ejecutando en la linea de comando:</text:p>
          <text:p text:style-name="P17"><text:span text:style-name="T10">$ </text:span>sudo apt-get install cmake</text:p>
        </text:section>
        <text:section text:style-name="Sect1" text:name="id3">
          <text:h text:style-name="P61" text:outline-level="3" text:is-list-header="true">Doxygen</text:h>
          <text:p text:style-name="P5">Es necesario para extraer la documentación del código fuente del servidor, para instalarlo se puede ejecutar el comando:</text:p>
          <text:p text:style-name="P18"><text:span text:style-name="T11">$ </text:span><text:span text:style-name="T15">sudo apt-get install doxygen</text:span></text:p>
        </text:section>
      </text:section>
      <text:section text:style-name="Sect1" text:name="instalacion-y-configuracion">
        <text:h text:style-name="P58" text:outline-level="2">Instalación y configuración</text:h>
        <text:p text:style-name="P5">Una vez que las dependencias esten cubiertas hay que seguir los siguientes pasos para compilar la aplicación:</text:p>
        <text:list xml:id="list7098831920723940313" text:style-name="L11">
          <text:list-item>
            <text:p text:style-name="P46"><text:span text:style-name="T3">Dentro del directorio de la aplicación servidor existe una carpeta vacia llamada </text:span><text:span text:style-name="Strong_20_Emphasis"><text:span text:style-name="T3">bin</text:span></text:span><text:span text:style-name="T3">, entrar en la misma.</text:span></text:p>
          </text:list-item>
          <text:list-item>
            <text:p text:style-name="P32"><text:span text:style-name="T3">Ejecutar </text:span><text:span text:style-name="Strong_20_Emphasis"><text:span text:style-name="T3">CMake</text:span></text:span><text:span text:style-name="T3"> mediante el comando</text:span></text:p>
          </text:list-item>
        </text:list>
        <text:p text:style-name="P17"><text:span text:style-name="T10">$ </text:span>cmake ../src</text:p>
        <text:list xml:id="list7107042483493890694" text:style-name="L12">
          <text:list-item>
            <text:p text:style-name="P33"><text:span text:style-name="T3">Compilar la aplicación ejecutando el comando </text:span><text:span text:style-name="Citation"><text:span text:style-name="T3">make</text:span></text:span></text:p>
          </text:list-item>
        </text:list>
        <text:p text:style-name="P5">Listo! La aplicación del servidor deberia compilar sin errores.</text:p>
        <text:p text:style-name="P5">Para correr la aplicación ejecutar en la terminal:</text:p>
        <text:p text:style-name="P17"><text:span text:style-name="T10">$ </text:span>./serverMensajerO</text:p>
      </text:section>
      <text:section text:style-name="Sect1" text:name="forma-de-uso">
        <text:h text:style-name="P55" text:outline-level="2">Forma de uso</text:h>
        <text:p text:style-name="P7"><text:span text:style-name="T3">Para iniciar el servidor dentro de la aplicación debe presionar </text:span><text:span text:style-name="Strong_20_Emphasis"><text:span text:style-name="T3">Y</text:span></text:span><text:span text:style-name="T3"> y luego enter.</text:span></text:p>
        <text:p text:style-name="P7"><text:span text:style-name="T3">Para finalizar el servidor debe presionar </text:span><text:span text:style-name="Strong_20_Emphasis"><text:span text:style-name="T3">X</text:span></text:span><text:span text:style-name="T3"> y luego enter.</text:span></text:p>
        <text:p text:style-name="P16"><text:span text:style-name="T9">Warning</text:span> <text:span text:style-name="T8">Ambos comandos (X e Y) son en Mayuscula</text:span></text:p>
      </text:section>
      <text:section text:style-name="Sect1" text:name="testing">
        <text:h text:style-name="P55" text:outline-level="2"><text:soft-page-break/>Testing</text:h>
        <text:p text:style-name="P5">La aplicación servidor posee una cantidad de tests que pueden ser corridos, existen dos formas de llevar esto a cabo:</text:p>
        <text:list xml:id="list2727658064050585324" text:style-name="L13">
          <text:list-item>
            <text:p text:style-name="P34"><text:span text:style-name="T3">Ejecutar desde dentro de la carpeta </text:span><text:span text:style-name="Strong_20_Emphasis"><text:span text:style-name="T3">bin</text:span></text:span><text:span text:style-name="T3"> el comando</text:span></text:p>
          </text:list-item>
        </text:list>
        <text:p text:style-name="P17"><text:span text:style-name="T10">$ </text:span>make <text:span text:style-name="T14">test</text:span></text:p>
        <text:p text:style-name="P5">O</text:p>
        <text:list xml:id="list6542483120892483665" text:style-name="L14">
          <text:list-item>
            <text:p text:style-name="P35"><text:span text:style-name="T3">Dentro de la carpeta </text:span><text:span text:style-name="Strong_20_Emphasis"><text:span text:style-name="T3">bin</text:span></text:span><text:span text:style-name="T3"> existe otra carpeta llamada </text:span><text:span text:style-name="Strong_20_Emphasis"><text:span text:style-name="T3">tests</text:span></text:span><text:span text:style-name="T3"> esta contiene, entre otras cosas, varios archivos ejecutables; Estos son los tests a correr.</text:span></text:p>
          </text:list-item>
        </text:list>
        <text:p text:style-name="P5">La diferencia entre las dos formas es que en la segunda se obtiene mas información sobre los tests que fallaron, pero ambas formas corren los mismos tests.</text:p>
      </text:section>
      <text:section text:style-name="Sect1" text:name="code-coverage">
        <text:h text:style-name="P55" text:outline-level="2">Code coverage</text:h>
        <text:p text:style-name="P7"><text:span text:style-name="T3">Para obtener los datos de </text:span><text:span text:style-name="Strong_20_Emphasis"><text:span text:style-name="T3">code coverage</text:span></text:span><text:span text:style-name="T3"> se debe compilar la aplicación y luego ejecutar el comando</text:span></text:p>
        <text:p text:style-name="P17"><text:span text:style-name="T10">$ </text:span>make <text:span text:style-name="T14">test </text:span>coverage</text:p>
        <text:p text:style-name="P5">, esto hara un par de cosas:</text:p>
        <text:list xml:id="list4696800077934722951" text:style-name="L15">
          <text:list-item>
            <text:p text:style-name="P43">Correrá todos los tests de la aplicación.</text:p>
          </text:list-item>
          <text:list-item>
            <text:p text:style-name="P47"><text:span text:style-name="T3">Capturará toda la información de </text:span><text:span text:style-name="Strong_20_Emphasis"><text:span text:style-name="T3">code coverage</text:span></text:span><text:span text:style-name="T3"> de los tests sobre la aplicación.</text:span></text:p>
          </text:list-item>
          <text:list-item>
            <text:p text:style-name="P36"><text:span text:style-name="T3">Generará un reporte en formato </text:span><text:span text:style-name="Strong_20_Emphasis"><text:span text:style-name="T3">html</text:span></text:span><text:span text:style-name="T3"> dentro de la carpeta </text:span><text:span text:style-name="Strong_20_Emphasis"><text:span text:style-name="T3">CoverageReport</text:span></text:span><text:span text:style-name="T3">.</text:span></text:p>
          </text:list-item>
        </text:list>
        <text:p text:style-name="P7"><text:span text:style-name="T3">Se debe abrir el archivo </text:span><text:span text:style-name="Strong_20_Emphasis"><text:span text:style-name="T3">index.html</text:span></text:span><text:span text:style-name="T3"> para acceder al reporte.</text:span></text:p>
      </text:section>
      <text:section text:style-name="Sect1" text:name="mantenimiento">
        <text:h text:style-name="P56" text:outline-level="2">Mantenimiento</text:h>
        <text:section text:style-name="Sect1" text:name="documentacion">
          <text:h text:style-name="P60" text:outline-level="3">Documentación</text:h>
          <text:p text:style-name="P5">El código fuente del servidor esta documentado con Doxygen, por lo tanto es necesario correr el comando:</text:p>
          <text:p text:style-name="P17"><text:span text:style-name="T10">$ </text:span>doxygen</text:p>
        </text:section>
        <text:section text:style-name="Sect1" text:name="third-party-libs">
          <text:h text:style-name="P63" text:outline-level="3">Third-party libs</text:h>
          <text:p text:style-name="P5">El servidor utiliza un número de librerias externas, estas son:</text:p>
          <text:list xml:id="list4701312556917658549" text:style-name="L16">
            <text:list-item>
              <text:p text:style-name="P48"><text:a xlink:type="simple" xlink:href="https://github.com/cesanta/mongoose"><text:span text:style-name="T5">Mongoose</text:span></text:a><text:span text:style-name="T3">: Mongoose web-server.</text:span></text:p>
            </text:list-item>
            <text:list-item>
              <text:p text:style-name="P48"><text:a xlink:type="simple" xlink:href="https://github.com/open-source-parsers/jsoncpp"><text:span text:style-name="T5">JsonCpp</text:span></text:a><text:span text:style-name="T3">: JsonCpp parser JSON.</text:span></text:p>
            </text:list-item>
            <text:list-item>
              <text:p text:style-name="P48"><text:a xlink:type="simple" xlink:href="http://humblelogging.insanefactory.com/"><text:span text:style-name="T5">HumbleLogging</text:span></text:a><text:span text:style-name="T3">: Framework de loggeo.</text:span></text:p>
            </text:list-item>
            <text:list-item>
              <text:p text:style-name="P48"><text:a xlink:type="simple" xlink:href="https://github.com/philsquared/Catch"><text:span text:style-name="T5">Catch</text:span></text:a><text:span text:style-name="T3">: Framework de testeo.</text:span></text:p>
            </text:list-item>
            <text:list-item>
              <text:p text:style-name="P37"><text:a xlink:type="simple" xlink:href="https://github.com/dascandy/hippomocks"><text:span text:style-name="T5">Hippomocks</text:span></text:a><text:span text:style-name="T3">: Framework de mockeo para los tests.</text:span></text:p>
            </text:list-item>
          </text:list>
        </text:section>
      </text:section>
      <text:h text:style-name="Heading_20_1" text:outline-level="1">Documentación General <text:span text:style-name="T16">de MensajerO</text:span></text:h>
      <text:p text:style-name="P8">La misma se encuentra en el repositorio generada aquí:</text:p>
      <text:p text:style-name="P8"><text:a xlink:type="simple" xlink:href="https://github.com/mellerster/7552Grupo7/tree/Entrega_Final/documentacion/DocumentacionGenerada">https://github.com/mellerster/7552Grupo7/tree/Entrega_Final/documentacion/DocumentacionGenerad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MP2" style:family="paragraph" style:parent-style-name="Footer">
      <style:paragraph-properties fo:padding="0cm" fo:border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0.847cm" fo:margin-bottom="0.333cm" fo:margin-left="0.953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6</text:page-number>/<text:page-count>6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6-25T12:15:42.053884688</dc:date>
    <meta:editing-duration>PT35M48S</meta:editing-duration>
    <meta:editing-cycles>15</meta:editing-cycles>
    <meta:generator>LibreOffice/4.2.8.2$Linux_x86 LibreOffice_project/420m0$Build-2</meta:generator>
    <meta:document-statistic meta:table-count="0" meta:image-count="0" meta:object-count="0" meta:page-count="6" meta:paragraph-count="144" meta:word-count="973" meta:character-count="6248" meta:non-whitespace-character-count="5485"/>
  </office:meta>
</office:document-meta>
</file>